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fo:font-size="12pt" style:font-size-asian="10.5pt" style:font-size-complex="12pt"/>
    </style:style>
    <style:style style:name="P11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2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3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7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18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2176443836201116039" text:style-name="L1">
        <text:list-item>
          <text:p text:style-name="P8">Home (news, nuovi prodotti, offerte, informazioni varie e cool)</text:p>
        </text:list-item>
        <text:list-item>
          <text:p text:style-name="P8">Prodotti (pagina di ricerca)</text:p>
        </text:list-item>
        <text:list-item>
          <text:p text:style-name="P8">Prodotto (pagina del prodotto singolo: recensioni, descrizione prodotto)</text:p>
        </text:list-item>
        <text:list-item>
          <text:p text:style-name="P8">Contattaci (form per invio di un messaggio)</text:p>
        </text:list-item>
        <text:list-item>
          <text:p text:style-name="P8">Registrazione (creazione account)</text:p>
        </text:list-item>
        <text:list-item>
          <text:p text:style-name="P8">Login</text:p>
        </text:list-item>
        <text:list-item>
          <text:p text:style-name="P8">Pagina per l'aggiunta dei prodotti</text:p>
        </text:list-item>
        <text:list-item>
          <text:p text:style-name="P8">Prodotti realizzati su commissione (componi la tua lampada)</text:p>
        </text:list-item>
        <text:list-item>
          <text:p text:style-name="P8">Carrello</text:p>
        </text:list-item>
        <text:list-item>
          <text:p text:style-name="P8">Lis<text:span text:style-name="T1">t</text:span>a dei desideri</text:p>
        </text:list-item>
        <text:list-item>
          <text:p text:style-name="P8">Pagina gestione account utente (modifica dati personali es. Nome, Cognome etc...)</text:p>
        </text:list-item>
        <text:list-item>
          <text:p text:style-name="P8">I miei ordini</text:p>
        </text:list-item>
        <text:list-item>
          <text:p text:style-name="P8">Chi siamo (locazione negozio, numeri di telefono, e-mail)</text:p>
        </text:list-item>
        <text:list-item>
          <text:p text:style-name="P8">FAQ (spedizione, rimborsi)</text:p>
        </text:list-item>
        <text:list-item>
          <text:p text:style-name="P8">Ricerca avanzata (puo' essere implementata nella pagina di ricerca originale)</text:p>
        </text:list-item>
      </text:list>
      <text:p text:style-name="Standard"/>
      <text:p text:style-name="P3">Modalita d'accesso:</text:p>
      <text:list xml:id="list2752059939698222975" text:style-name="L2">
        <text:list-item>
          <text:p text:style-name="P9">Utente (con diverse categorie volendo es. Utente premium)</text:p>
        </text:list-item>
        <text:list-item>
          <text:p text:style-name="P9">Amministratore</text:p>
        </text:list-item>
        <text:list-item>
          <text:p text:style-name="P9">Visitatore</text:p>
        </text:list-item>
      </text:list>
      <text:p text:style-name="Standard"/>
      <text:p text:style-name="P3">Idee random:</text:p>
      <text:list xml:id="list5556412471710655228" text:style-name="L3">
        <text:list-item>
          <text:p text:style-name="P10">Carrello condiviso</text:p>
        </text:list-item>
        <text:list-item>
          <text:p text:style-name="P10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Pagine</text:p>
      <text:p text:style-name="P7"/>
      <text:list xml:id="list9137510814965958941" text:style-name="L4">
        <text:list-item>
          <text:p text:style-name="P11">Acquisto</text:p>
        </text:list-item>
        <text:list-item>
          <text:p text:style-name="P16">Annunci <text:s/><text:span text:style-name="T7">(Versione mobile pronta)</text:span></text:p>
        </text:list-item>
        <text:list-item>
          <text:p text:style-name="P11">Carrello</text:p>
        </text:list-item>
        <text:list-item>
          <text:p text:style-name="P11">Gestione annunci</text:p>
        </text:list-item>
        <text:list-item>
          <text:p text:style-name="P11">Gestione ordini</text:p>
        </text:list-item>
        <text:list-item>
          <text:p text:style-name="P11">Gestione prodotti</text:p>
        </text:list-item>
        <text:list-item>
          <text:p text:style-name="P11">I miei ordini</text:p>
        </text:list-item>
        <text:list-item>
          <text:p text:style-name="P11">Impostazioni account</text:p>
        </text:list-item>
        <text:list-item>
          <text:p text:style-name="P11">Index</text:p>
        </text:list-item>
        <text:list-item>
          <text:p text:style-name="P11">Indirizzi</text:p>
        </text:list-item>
        <text:list-item>
          <text:p text:style-name="P12">La nostra storia <text:span text:style-name="T2">(Versione mobile pronta)</text:span></text:p>
        </text:list-item>
        <text:list-item>
          <text:p text:style-name="P11">Lista desideri</text:p>
        </text:list-item>
        <text:list-item>
          <text:p text:style-name="P11">Login <text:span text:style-name="T2">(Versione mobile pronta)</text:span></text:p>
        </text:list-item>
        <text:list-item>
          <text:p text:style-name="P11">Prodotti</text:p>
        </text:list-item>
        <text:list-item>
          <text:p text:style-name="P11">Prodotto</text:p>
        </text:list-item>
        <text:list-item>
          <text:p text:style-name="P13">Registrazione <text:span text:style-name="T2">(Versione mobile pronta)</text:span></text:p>
        </text:list-item>
        <text:list-item>
          <text:p text:style-name="P14">Resi rimborsi <text:span text:style-name="T2">(Versione mobile pronta)</text:span></text:p>
        </text:list-item>
        <text:list-item>
          <text:p text:style-name="P15">Termini spedizione <text:span text:style-name="T2">(Versione mobile pronta)</text:span></text:p>
        </text:list-item>
        <text:list-item>
          <text:p text:style-name="P11">Togli utenti</text:p>
        </text:list-item>
        <text:list-item>
          <text:p text:style-name="P17">Mappa del sito</text:p>
        </text:list-item>
      </text:list>
      <text:p text:style-name="P4"/>
      <text:p text:style-name="P5">Media query:</text:p>
      <text:p text:style-name="P18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26T13:04:57.273045638</dc:date>
    <meta:editing-duration>PT6H15M39S</meta:editing-duration>
    <meta:editing-cycles>27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66" meta:character-count="1686" meta:non-whitespace-character-count="1514"/>
  </office:meta>
</office:document-meta>
</file>